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3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P DATABASE village_green_db;</text:p>
      <text:p text:style-name="P1">CREATE DATABASE village_green_db;</text:p>
      <text:p text:style-name="P1"/>
      <text:p text:style-name="P1">CREATE TABLE supplier(</text:p>
      <text:p text:style-name="P1"><text:s text:c="3"/>id INT PRIMARY KEY AUTO_INCREMENT NOT NULL,</text:p>
      <text:p text:style-name="P1"><text:s text:c="3"/>adressSup VARCHAR(50),</text:p>
      <text:p text:style-name="P1"><text:s text:c="3"/>nameContact VARCHAR(30),</text:p>
      <text:p text:style-name="P1"><text:s text:c="3"/>firstNameContact VARCHAR(30),</text:p>
      <text:p text:style-name="P1"><text:s text:c="3"/>phoneContact VARCHAR(20),</text:p>
      <text:p text:style-name="P1"><text:s text:c="3"/>emailContact VARCHAR(50),</text:p>
      <text:p text:style-name="P1"><text:s text:c="3"/>productRef VARCHAR(50),</text:p>
      <text:p text:style-name="P1"><text:s text:c="3"/>productName VARCHAR(50)</text:p>
      <text:p text:style-name="P1">);</text:p>
      <text:p text:style-name="P1"/>
      <text:p text:style-name="P1">CREATE TABLE department(</text:p>
      <text:p text:style-name="P1"><text:s text:c="3"/>id INT PRIMARY KEY AUTO_INCREMENT NOT NULL,</text:p>
      <text:p text:style-name="P1"><text:s text:c="3"/>departmentRef VARCHAR(50),</text:p>
      <text:p text:style-name="P1"><text:s text:c="3"/>departmentName VARCHAR(50)</text:p>
      <text:p text:style-name="P1">);</text:p>
      <text:p text:style-name="P1"/>
      <text:p text:style-name="P1">CREATE TABLE subDepartment(</text:p>
      <text:p text:style-name="P1"><text:s text:c="3"/>id INT PRIMARY KEY AUTO_INCREMENT NOT NULL,</text:p>
      <text:p text:style-name="P1"><text:s text:c="3"/>subDepartmentName VARCHAR(50),</text:p>
      <text:p text:style-name="P1"><text:s text:c="3"/>subDepartmentRef VARCHAR(50),</text:p>
      <text:p text:style-name="P1"><text:s text:c="3"/>id_1 INT NOT NULL,</text:p>
      <text:p text:style-name="P1"><text:s text:c="3"/>FOREIGN KEY(id_1) REFERENCES department(id)</text:p>
      <text:p text:style-name="P1">);</text:p>
      <text:p text:style-name="P1"/>
      <text:p text:style-name="P1">CREATE TABLE product(</text:p>
      <text:p text:style-name="P1"><text:s text:c="3"/>id INT PRIMARY KEY AUTO_INCREMENT NOT NULL,</text:p>
      <text:p text:style-name="P1"><text:s text:c="3"/>name VARCHAR(50),</text:p>
      <text:p text:style-name="P1"><text:s text:c="3"/>label VARCHAR(50),</text:p>
      <text:p text:style-name="P1"><text:s text:c="3"/>descri TEXT,</text:p>
      <text:p text:style-name="P1"><text:s text:c="3"/>dateCreate DATETIME,</text:p>
      <text:p text:style-name="P1"><text:s text:c="3"/>pricePt DECIMAL(5,2),</text:p>
      <text:p text:style-name="P1"><text:s text:c="3"/>id_1 INT NOT NULL,</text:p>
      <text:p text:style-name="P1"><text:s text:c="3"/>id_2 INT NOT NULL,</text:p>
      <text:p text:style-name="P1"><text:s text:c="3"/>FOREIGN KEY(id_1) REFERENCES supplier(id),</text:p>
      <text:p text:style-name="P1"><text:s text:c="3"/>FOREIGN KEY(id_2) REFERENCES subDepartment(id)</text:p>
      <text:p text:style-name="P1">);</text:p>
      <text:p text:style-name="P1"/>
      <text:p text:style-name="P1">CREATE TABLE employee(</text:p>
      <text:p text:style-name="P1"><text:s text:c="3"/>id INT PRIMARY KEY AUTO_INCREMENT NOT NULL,</text:p>
      <text:p text:style-name="P1"><text:s text:c="3"/>department VARCHAR(30),</text:p>
      <text:p text:style-name="P1"><text:s text:c="3"/>surName VARCHAR(30),</text:p>
      <text:p text:style-name="P1"><text:s text:c="3"/>firstName VARCHAR(30),</text:p>
      <text:p text:style-name="P1"><text:s text:c="3"/>adress VARCHAR(255),</text:p>
      <text:p text:style-name="P1"><text:s text:c="3"/>zipCode VARCHAR(5),</text:p>
      <text:p text:style-name="P1"><text:s text:c="3"/>id_1 INT,</text:p>
      <text:p text:style-name="P1"><text:s text:c="3"/>id_2 INT NOT NULL,</text:p>
      <text:p text:style-name="P1"><text:s text:c="3"/>FOREIGN KEY(id_1) REFERENCES employee(id),</text:p>
      <text:p text:style-name="P1"><text:s text:c="3"/>FOREIGN KEY(id_2) REFERENCES supplier(id)</text:p>
      <text:p text:style-name="P1"><text:soft-page-break/>);</text:p>
      <text:p text:style-name="P1"/>
      <text:p text:style-name="P1">CREATE TABLE client(</text:p>
      <text:p text:style-name="P1"><text:s text:c="3"/>id INT PRIMARY KEY AUTO_INCREMENT NOT NULL,</text:p>
      <text:p text:style-name="P1"><text:s text:c="3"/>roles VARCHAR(15),</text:p>
      <text:p text:style-name="P1"><text:s text:c="3"/>surname VARCHAR(30),</text:p>
      <text:p text:style-name="P1"><text:s text:c="3"/>firstname VARCHAR(30),</text:p>
      <text:p text:style-name="P1"><text:s text:c="3"/>plainPassword VARCHAR(50),</text:p>
      <text:p text:style-name="P1"><text:s text:c="3"/>deliveryAdress VARCHAR(255),</text:p>
      <text:p text:style-name="P1"><text:s text:c="3"/>deliveryZipCode VARCHAR(5),</text:p>
      <text:p text:style-name="P1"><text:s text:c="3"/>billingAdress VARCHAR(255),</text:p>
      <text:p text:style-name="P1"><text:s text:c="3"/>billingZipCode VARCHAR(5),</text:p>
      <text:p text:style-name="P1"><text:s text:c="3"/>password VARCHAR(50),</text:p>
      <text:p text:style-name="P1"><text:s text:c="3"/>archiveUser VARCHAR(50),</text:p>
      <text:p text:style-name="P1"><text:s text:c="3"/>id_1 INT,</text:p>
      <text:p text:style-name="P1"><text:s text:c="3"/>FOREIGN KEY(id_1) REFERENCES employee(id)</text:p>
      <text:p text:style-name="P1">);</text:p>
      <text:p text:style-name="P1"/>
      <text:p text:style-name="P1">CREATE TABLE banquePhoto(</text:p>
      <text:p text:style-name="P1"><text:s text:c="3"/>id INT PRIMARY KEY AUTO_INCREMENT NOT NULL,</text:p>
      <text:p text:style-name="P1"><text:s text:c="3"/>photo VARCHAR(255),</text:p>
      <text:p text:style-name="P1"><text:s text:c="3"/>id_1 INT,</text:p>
      <text:p text:style-name="P1"><text:s text:c="3"/>FOREIGN KEY(id_1) REFERENCES product(id)</text:p>
      <text:p text:style-name="P1">);</text:p>
      <text:p text:style-name="P1"/>
      <text:p text:style-name="P1">CREATE TABLE commande(</text:p>
      <text:p text:style-name="P1"><text:s text:c="3"/>id INT PRIMARY KEY AUTO_INCREMENT NOT NULL,</text:p>
      <text:p text:style-name="P1"><text:s text:c="3"/>dateOrder DATE,</text:p>
      <text:p text:style-name="P1"><text:s text:c="3"/>numberDelivery VARCHAR(15),</text:p>
      <text:p text:style-name="P1"><text:s text:c="3"/>dateDelivery VARCHAR(50),</text:p>
      <text:p text:style-name="P1"><text:s text:c="3"/>rateCli DECIMAL(2,2),</text:p>
      <text:p text:style-name="P1"><text:s text:c="3"/>rateVat VARCHAR(50),</text:p>
      <text:p text:style-name="P1"><text:s text:c="3"/>priceTaxIncluded DECIMAL(5,2),</text:p>
      <text:p text:style-name="P1"><text:s text:c="3"/>id_1 INT,</text:p>
      <text:p text:style-name="P1"><text:s text:c="3"/>id_2 INT,</text:p>
      <text:p text:style-name="P1"><text:s text:c="3"/>FOREIGN KEY(id_1) REFERENCES employee(id),</text:p>
      <text:p text:style-name="P1"><text:s text:c="3"/>FOREIGN KEY(id_2) REFERENCES client(id)</text:p>
      <text:p text:style-name="P1">);</text:p>
      <text:p text:style-name="P1"/>
      <text:p text:style-name="P1">CREATE TABLE buy(</text:p>
      <text:p text:style-name="P1"><text:s text:c="3"/>id INT AUTO_INCREMENT NOT NULL,</text:p>
      <text:p text:style-name="P1"><text:s text:c="3"/>id_1 INT,</text:p>
      <text:p text:style-name="P1"><text:s text:c="3"/>PRIMARY KEY (id, id_1),</text:p>
      <text:p text:style-name="P1"><text:s text:c="3"/>FOREIGN KEY(id) REFERENCES product(id),</text:p>
      <text:p text:style-name="P1"><text:s text:c="3"/>FOREIGN KEY(id_1) REFERENCES client(id)</text:p>
      <text:p text:style-name="P1">);</text:p>
      <text:p text:style-name="P1"/>
      <text:p text:style-name="P1">CREATE TABLE controle(</text:p>
      <text:p text:style-name="P1"><text:s text:c="3"/>id INT AUTO_INCREMENT NOT NULL,</text:p>
      <text:p text:style-name="P1"><text:s text:c="3"/>id_1 INT,</text:p>
      <text:p text:style-name="P1"><text:s text:c="3"/>qt_produit INT,</text:p>
      <text:p text:style-name="P1"><text:s text:c="3"/>PRIMARY KEY (id, id_1),</text:p>
      <text:p text:style-name="P1"><text:soft-page-break/><text:s text:c="3"/>FOREIGN KEY(id) REFERENCES product(id),</text:p>
      <text:p text:style-name="P1"><text:s text:c="3"/>FOREIGN KEY(id_1) REFERENCES commande(id)</text:p>
      <text:p text:style-name="P1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1:52:38.858446257</meta:creation-date>
    <dc:date>2023-06-14T11:02:55.266413129</dc:date>
    <meta:editing-duration>PT40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97" meta:word-count="280" meta:character-count="2537" meta:non-whitespace-character-count="2129"/>
  </office:meta>
</office:document-meta>
</file>